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1.5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IF(LEN([.C2])&gt;0;[.A1]+1;[.A1])" office:value-type="float" office:value="1">
            <text:p>1</text:p>
          </table:table-cell>
          <table:table-cell table:formula="of:=IF([.A2]=[.A1];&quot;&quot;;[.A2]-1)" office:value-type="float" office:value="0">
            <text:p>0</text:p>
          </table:table-cell>
          <table:table-cell office:value-type="string">
            <text:p>was last move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])&gt;0;[.A2]+1;[.A2])" office:value-type="float" office:value="2">
            <text:p>2</text:p>
          </table:table-cell>
          <table:table-cell table:formula="of:=IF([.A3]=[.A2];&quot;&quot;;[.A3]-1)" office:value-type="float" office:value="1">
            <text:p>1</text:p>
          </table:table-cell>
          <table:table-cell office:value-type="string">
            <text:p>was last move 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4])&gt;0;[.A3]+1;[.A3])" office:value-type="float" office:value="3">
            <text:p>3</text:p>
          </table:table-cell>
          <table:table-cell table:formula="of:=IF([.A4]=[.A3];&quot;&quot;;[.A4]-1)" office:value-type="float" office:value="2">
            <text:p>2</text:p>
          </table:table-cell>
          <table:table-cell office:value-type="string">
            <text:p>was last move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5])&gt;0;[.A4]+1;[.A4])" office:value-type="float" office:value="3">
            <text:p>3</text:p>
          </table:table-cell>
          <table:table-cell table:formula="of:=IF([.A5]=[.A4];&quot;&quot;;[.A5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6])&gt;0;[.A5]+1;[.A5])" office:value-type="float" office:value="4">
            <text:p>4</text:p>
          </table:table-cell>
          <table:table-cell table:formula="of:=IF([.A6]=[.A5];&quot;&quot;;[.A6]-1)" office:value-type="float" office:value="3">
            <text:p>3</text:p>
          </table:table-cell>
          <table:table-cell office:value-type="string">
            <text:p>was last guess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7])&gt;0;[.A6]+1;[.A6])" office:value-type="float" office:value="5">
            <text:p>5</text:p>
          </table:table-cell>
          <table:table-cell table:formula="of:=IF([.A7]=[.A6];&quot;&quot;;[.A7]-1)" office:value-type="float" office:value="4">
            <text:p>4</text:p>
          </table:table-cell>
          <table:table-cell office:value-type="string">
            <text:p>was last guess 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8])&gt;0;[.A7]+1;[.A7])" office:value-type="float" office:value="6">
            <text:p>6</text:p>
          </table:table-cell>
          <table:table-cell table:formula="of:=IF([.A8]=[.A7];&quot;&quot;;[.A8]-1)" office:value-type="float" office:value="5">
            <text:p>5</text:p>
          </table:table-cell>
          <table:table-cell office:value-type="string">
            <text:p>was last guess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9])&gt;0;[.A8]+1;[.A8])" office:value-type="float" office:value="6">
            <text:p>6</text:p>
          </table:table-cell>
          <table:table-cell table:formula="of:=IF([.A9]=[.A8];&quot;&quot;;[.A9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10])&gt;0;[.A9]+1;[.A9])" office:value-type="float" office:value="7">
            <text:p>7</text:p>
          </table:table-cell>
          <table:table-cell table:formula="of:=IF([.A10]=[.A9];&quot;&quot;;[.A10]-1)" office:value-type="float" office:value="6">
            <text:p>6</text:p>
          </table:table-cell>
          <table:table-cell office:value-type="string">
            <text:p>was last move a w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11])&gt;0;[.A10]+1;[.A10])" office:value-type="float" office:value="7">
            <text:p>7</text:p>
          </table:table-cell>
          <table:table-cell table:formula="of:=IF([.A11]=[.A10];&quot;&quot;;[.A11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12])&gt;0;[.A11]+1;[.A11])" office:value-type="float" office:value="8">
            <text:p>8</text:p>
          </table:table-cell>
          <table:table-cell table:formula="of:=IF([.A12]=[.A11];&quot;&quot;;[.A12]-1)" office:value-type="float" office:value="7">
            <text:p>7</text:p>
          </table:table-cell>
          <table:table-cell office:value-type="string">
            <text:p>was last move a t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13])&gt;0;[.A12]+1;[.A12])" office:value-type="float" office:value="8">
            <text:p>8</text:p>
          </table:table-cell>
          <table:table-cell table:formula="of:=IF([.A13]=[.A12];&quot;&quot;;[.A13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14])&gt;0;[.A13]+1;[.A13])" office:value-type="float" office:value="9">
            <text:p>9</text:p>
          </table:table-cell>
          <table:table-cell table:formula="of:=IF([.A14]=[.A13];&quot;&quot;;[.A14]-1)" office:value-type="float" office:value="8">
            <text:p>8</text:p>
          </table:table-cell>
          <table:table-cell office:value-type="string">
            <text:p>how many moves ago was the move not the same as the current move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formula="of:=IF(LEN([.C15])&gt;0;[.A14]+1;[.A14])" office:value-type="float" office:value="9">
            <text:p>9</text:p>
          </table:table-cell>
          <table:table-cell table:formula="of:=IF([.A15]=[.A14];&quot;&quot;;[.A15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16])&gt;0;[.A15]+1;[.A15])" office:value-type="float" office:value="10">
            <text:p>10</text:p>
          </table:table-cell>
          <table:table-cell table:formula="of:=IF([.A16]=[.A15];&quot;&quot;;[.A16]-1)" office:value-type="float" office:value="9">
            <text:p>9</text:p>
          </table:table-cell>
          <table:table-cell office:value-type="string">
            <text:p>what is the biggest number of identical moves made in a row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formula="of:=IF(LEN([.C17])&gt;0;[.A16]+1;[.A16])" office:value-type="float" office:value="10">
            <text:p>10</text:p>
          </table:table-cell>
          <table:table-cell table:formula="of:=IF([.A17]=[.A16];&quot;&quot;;[.A17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18])&gt;0;[.A17]+1;[.A17])" office:value-type="float" office:value="11">
            <text:p>11</text:p>
          </table:table-cell>
          <table:table-cell table:formula="of:=IF([.A18]=[.A17];&quot;&quot;;[.A18]-1)" office:value-type="float" office:value="10">
            <text:p>10</text:p>
          </table:table-cell>
          <table:table-cell office:value-type="string">
            <text:p>was move - 1 =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19])&gt;0;[.A18]+1;[.A18])" office:value-type="float" office:value="12">
            <text:p>12</text:p>
          </table:table-cell>
          <table:table-cell table:formula="of:=IF([.A19]=[.A18];&quot;&quot;;[.A19]-1)" office:value-type="float" office:value="11">
            <text:p>11</text:p>
          </table:table-cell>
          <table:table-cell office:value-type="string">
            <text:p>was move – 1 = <text:s/>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0])&gt;0;[.A19]+1;[.A19])" office:value-type="float" office:value="13">
            <text:p>13</text:p>
          </table:table-cell>
          <table:table-cell table:formula="of:=IF([.A20]=[.A19];&quot;&quot;;[.A20]-1)" office:value-type="float" office:value="12">
            <text:p>12</text:p>
          </table:table-cell>
          <table:table-cell office:value-type="string">
            <text:p>was move – 1 =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1])&gt;0;[.A20]+1;[.A20])" office:value-type="float" office:value="13">
            <text:p>13</text:p>
          </table:table-cell>
          <table:table-cell table:formula="of:=IF([.A21]=[.A20];&quot;&quot;;[.A21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22])&gt;0;[.A21]+1;[.A21])" office:value-type="float" office:value="14">
            <text:p>14</text:p>
          </table:table-cell>
          <table:table-cell table:formula="of:=IF([.A22]=[.A21];&quot;&quot;;[.A22]-1)" office:value-type="float" office:value="13">
            <text:p>13</text:p>
          </table:table-cell>
          <table:table-cell office:value-type="string">
            <text:p>was move - 2 =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3])&gt;0;[.A22]+1;[.A22])" office:value-type="float" office:value="15">
            <text:p>15</text:p>
          </table:table-cell>
          <table:table-cell table:formula="of:=IF([.A23]=[.A22];&quot;&quot;;[.A23]-1)" office:value-type="float" office:value="14">
            <text:p>14</text:p>
          </table:table-cell>
          <table:table-cell office:value-type="string">
            <text:p>was move – 2 = <text:s/>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4])&gt;0;[.A23]+1;[.A23])" office:value-type="float" office:value="16">
            <text:p>16</text:p>
          </table:table-cell>
          <table:table-cell table:formula="of:=IF([.A24]=[.A23];&quot;&quot;;[.A24]-1)" office:value-type="float" office:value="15">
            <text:p>15</text:p>
          </table:table-cell>
          <table:table-cell office:value-type="string">
            <text:p>was move – 2 =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5])&gt;0;[.A24]+1;[.A24])" office:value-type="float" office:value="16">
            <text:p>16</text:p>
          </table:table-cell>
          <table:table-cell table:formula="of:=IF([.A25]=[.A24];&quot;&quot;;[.A25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26])&gt;0;[.A25]+1;[.A25])" office:value-type="float" office:value="17">
            <text:p>17</text:p>
          </table:table-cell>
          <table:table-cell table:formula="of:=IF([.A26]=[.A25];&quot;&quot;;[.A26]-1)" office:value-type="float" office:value="16">
            <text:p>16</text:p>
          </table:table-cell>
          <table:table-cell office:value-type="string">
            <text:p>was move - 3 =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7])&gt;0;[.A26]+1;[.A26])" office:value-type="float" office:value="18">
            <text:p>18</text:p>
          </table:table-cell>
          <table:table-cell table:formula="of:=IF([.A27]=[.A26];&quot;&quot;;[.A27]-1)" office:value-type="float" office:value="17">
            <text:p>17</text:p>
          </table:table-cell>
          <table:table-cell office:value-type="string">
            <text:p>was move – 3 = <text:s/>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8])&gt;0;[.A27]+1;[.A27])" office:value-type="float" office:value="19">
            <text:p>19</text:p>
          </table:table-cell>
          <table:table-cell table:formula="of:=IF([.A28]=[.A27];&quot;&quot;;[.A28]-1)" office:value-type="float" office:value="18">
            <text:p>18</text:p>
          </table:table-cell>
          <table:table-cell office:value-type="string">
            <text:p>was move – 3 =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29])&gt;0;[.A28]+1;[.A28])" office:value-type="float" office:value="19">
            <text:p>19</text:p>
          </table:table-cell>
          <table:table-cell table:formula="of:=IF([.A29]=[.A28];&quot;&quot;;[.A29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30])&gt;0;[.A29]+1;[.A29])" office:value-type="float" office:value="20">
            <text:p>20</text:p>
          </table:table-cell>
          <table:table-cell table:formula="of:=IF([.A30]=[.A29];&quot;&quot;;[.A30]-1)" office:value-type="float" office:value="19">
            <text:p>19</text:p>
          </table:table-cell>
          <table:table-cell office:value-type="string">
            <text:p>was move – 4 =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1])&gt;0;[.A30]+1;[.A30])" office:value-type="float" office:value="21">
            <text:p>21</text:p>
          </table:table-cell>
          <table:table-cell table:formula="of:=IF([.A31]=[.A30];&quot;&quot;;[.A31]-1)" office:value-type="float" office:value="20">
            <text:p>20</text:p>
          </table:table-cell>
          <table:table-cell office:value-type="string">
            <text:p>was move – 4 = <text:s/>pap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2])&gt;0;[.A31]+1;[.A31])" office:value-type="float" office:value="22">
            <text:p>22</text:p>
          </table:table-cell>
          <table:table-cell table:formula="of:=IF([.A32]=[.A31];&quot;&quot;;[.A32]-1)" office:value-type="float" office:value="21">
            <text:p>21</text:p>
          </table:table-cell>
          <table:table-cell office:value-type="string">
            <text:p>was move – 4 = scisso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3])&gt;0;[.A32]+1;[.A32])" office:value-type="float" office:value="22">
            <text:p>22</text:p>
          </table:table-cell>
          <table:table-cell table:formula="of:=IF([.A33]=[.A32];&quot;&quot;;[.A33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34])&gt;0;[.A33]+1;[.A33])" office:value-type="float" office:value="23">
            <text:p>23</text:p>
          </table:table-cell>
          <table:table-cell table:formula="of:=IF([.A34]=[.A33];&quot;&quot;;[.A34]-1)" office:value-type="float" office:value="22">
            <text:p>22</text:p>
          </table:table-cell>
          <table:table-cell office:value-type="string">
            <text:p>rock total percent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5])&gt;0;[.A34]+1;[.A34])" office:value-type="float" office:value="24">
            <text:p>24</text:p>
          </table:table-cell>
          <table:table-cell table:formula="of:=IF([.A35]=[.A34];&quot;&quot;;[.A35]-1)" office:value-type="float" office:value="23">
            <text:p>23</text:p>
          </table:table-cell>
          <table:table-cell office:value-type="string">
            <text:p>paper total percent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6])&gt;0;[.A35]+1;[.A35])" office:value-type="float" office:value="25">
            <text:p>25</text:p>
          </table:table-cell>
          <table:table-cell table:formula="of:=IF([.A36]=[.A35];&quot;&quot;;[.A36]-1)" office:value-type="float" office:value="24">
            <text:p>24</text:p>
          </table:table-cell>
          <table:table-cell office:value-type="string">
            <text:p>scissors total percent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IF(LEN([.C37])&gt;0;[.A36]+1;[.A36])" office:value-type="float" office:value="25">
            <text:p>25</text:p>
          </table:table-cell>
          <table:table-cell table:formula="of:=IF([.A37]=[.A36];&quot;&quot;;[.A37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38])&gt;0;[.A37]+1;[.A37])" office:value-type="float" office:value="26">
            <text:p>26</text:p>
          </table:table-cell>
          <table:table-cell table:formula="of:=IF([.A38]=[.A37];&quot;&quot;;[.A38]-1)" office:value-type="float" office:value="25">
            <text:p>25</text:p>
          </table:table-cell>
          <table:table-cell office:value-type="string">
            <text:p>total moves made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formula="of:=IF(LEN([.C39])&gt;0;[.A38]+1;[.A38])" office:value-type="float" office:value="26">
            <text:p>26</text:p>
          </table:table-cell>
          <table:table-cell table:formula="of:=IF([.A39]=[.A38];&quot;&quot;;[.A39]-1)">
            <text:p/>
          </table:table-cell>
          <table:table-cell/>
          <table:table-cell table:number-columns-repeated="2"/>
        </table:table-row>
        <table:table-row table:style-name="ro1">
          <table:table-cell table:formula="of:=IF(LEN([.C40])&gt;0;[.A39]+1;[.A39])" office:value-type="float" office:value="27">
            <text:p>27</text:p>
          </table:table-cell>
          <table:table-cell table:formula="of:=IF([.A40]=[.A39];&quot;&quot;;[.A40]-1)" office:value-type="float" office:value="26">
            <text:p>26</text:p>
          </table:table-cell>
          <table:table-cell office:value-type="string">
            <text:p>total player win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4/06/2016</text:date>, <text:time>09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Harborne</meta:initial-creator>
    <meta:creation-date>2016-06-04T06:03:21.71</meta:creation-date>
    <dc:date>2016-06-04T09:40:03.17</dc:date>
    <dc:creator>Dan Harborne</dc:creator>
    <meta:editing-duration>PT3H36M39S</meta:editing-duration>
    <meta:editing-cycles>7</meta:editing-cycles>
    <meta:generator>OpenOffice/4.1.2$Win32 OpenOffice.org_project/412m3$Build-9782</meta:generator>
    <meta:document-statistic meta:table-count="3" meta:cell-count="172" meta:object-count="0"/>
  </office:meta>
</office:document-meta>
</file>